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2781271DC9D224AF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</style:style>
    <style:style style:name="gr2" style:family="graphic">
      <style:graphic-properties style:protect="size"/>
    </style:style>
    <style:style style:name="pr1" style:family="presentation" style:parent-style-name="BrightBlue-subtitle">
      <style:graphic-properties draw:fill-color="#ffffff" fo:min-height="9.134cm"/>
    </style:style>
    <style:style style:name="pr2" style:family="presentation" style:parent-style-name="BrightBlue-notes">
      <style:graphic-properties draw:fill-color="#ffffff" draw:auto-grow-height="true" fo:min-height="13.364cm"/>
    </style:style>
    <style:style style:name="pr3" style:family="presentation" style:parent-style-name="BrightBlue-title">
      <style:graphic-properties fo:min-height="2.6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.405cm" fo:text-indent="0cm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color="#000000" style:font-name="Liberation Serif" fo:background-color="#b4c7dc"/>
    </style:style>
    <style:style style:name="T2" style:family="text">
      <style:text-properties fo:color="#000000"/>
    </style:style>
    <style:style style:name="T3" style:family="text">
      <style:text-properties fo:color="#729fcf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25.2cm" svg:height="9.134cm" svg:x="1.4cm" svg:y="3.8cm" presentation:class="subtitle">
          <draw:text-box>
            <text:p><text:span text:style-name="T1">Hibridni sistem za klasifikaciju slika koriscenjem fuzzy logike i masinskog ucenja</text:span></text:p>
          </draw:text-box>
        </draw:frame>
        <draw:frame draw:style-name="gr1" draw:text-style-name="P2" draw:layer="layout" svg:width="10.082cm" svg:height="0.963cm" svg:x="17.35cm" svg:y="14.224cm">
          <draw:text-box>
            <text:p><text:span text:style-name="T2">Ana Velickovic, Emilija</text:span><text:span text:style-name="T3"> </text:span><text:span text:style-name="T2">Stevanovic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Jezik, paketi i podaci</text:p>
          </draw:text-box>
        </draw:frame>
        <draw:frame presentation:style-name="pr4" draw:layer="layout" svg:width="25.2cm" svg:height="9.134cm" svg:x="1.216cm" svg:y="5.588cm" presentation:class="outline" presentation:user-transformed="true">
          <draw:text-box>
            <text:list text:style-name="L3">
              <text:list-item>
                <text:p>Python</text:p>
              </text:list-item>
              <text:list-item>
                <text:p>biblioteke: tensorflow, numpy, matplotlib, statistics, enum i random</text:p>
              </text:list-item>
              <text:list-item>
                <text:p>podaci fashion MNIST - 70 000 crno belih slika podeljenih u 10 raylicitih kategorija odece i modnih dodatak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Obrada podataka</text:p>
          </draw:text-box>
        </draw:frame>
        <draw:frame presentation:style-name="pr4" draw:layer="layout" svg:width="25.2cm" svg:height="9.134cm" svg:x="1.4cm" svg:y="5.842cm" presentation:class="outline" presentation:user-transformed="true">
          <draw:text-box>
            <text:list text:style-name="L3">
              <text:list-item>
                <text:p>pre bilo kakve klasifikacije potrebno je izvrsiti obradu podataka</text:p>
              </text:list-item>
              <text:list-item>
                <text:p>sastoji se iz:</text:p>
                <text:list>
                  <text:list-item>
                    <text:p text:style-name="P3">prikupljanja i pripreme podataka</text:p>
                  </text:list-item>
                  <text:list-item>
                    <text:p text:style-name="P3">Analize podataka</text:p>
                  </text:list-item>
                  <text:list-item>
                    <text:p>preprocesiranja podataka - normalizacija i standardizacij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Duboko ucenje</text:p>
          </draw:text-box>
        </draw:frame>
        <draw:frame presentation:style-name="pr4" draw:layer="layout" svg:width="25.2cm" svg:height="9.134cm" svg:x="0.762cm" svg:y="5.08cm" presentation:class="outline" presentation:user-transformed="true">
          <draw:text-box>
            <text:list text:style-name="L3">
              <text:list-item>
                <text:p>-potrebno je kreirati model</text:p>
              </text:list-item>
              <text:list-item>
                <text:p>-model se sastoji iz:</text:p>
                <text:list>
                  <text:list-item>
                    <text:p><text:s/>ulaznog sloja - Flatten - ravnanje podataka u vektor</text:p>
                  </text:list-item>
                  <text:list-item>
                    <text:p><text:s/>medjusloja - Dense - potpuno povezani sloj </text:p>
                    <text:list>
                      <text:list-item>
                        <text:p>relu - daje na nelinearlnosti izlaza</text:p>
                      </text:list-item>
                    </text:list>
                  </text:list-item>
                  <text:list-item>
                    <text:p>izlaznog sloja - Dense - potpuno povezani sloj</text:p>
                    <text:list>
                      <text:list-item>
                        <text:p>softmax - daje izlazne kategorij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Duboko ucenje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kompajliranje:</text:p>
                <text:list>
                  <text:list-item>
                    <text:p>optimizator: adam</text:p>
                  </text:list-item>
                  <text:list-item>
                    <text:p>funkcija gubitka: kategoricka korespodencija - multiklasna klasifikacija</text:p>
                  </text:list-item>
                  <text:list-item>
                    <text:p>metrika: tacnost</text:p>
                  </text:list-item>
                </text:list>
              </text:list-item>
              <text:list-item>
                <text:p>obucavanje model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Fazi logika</text:p>
          </draw:text-box>
        </draw:frame>
        <draw:frame presentation:style-name="pr4" draw:layer="layout" svg:width="25.2cm" svg:height="9.134cm" svg:x="1.016cm" svg:y="5.598cm" presentation:class="outline" presentation:user-transformed="true">
          <draw:text-box>
            <text:list text:style-name="L3">
              <text:list-item>
                <text:p>izlazne podatke iz modela - ulazni podaci u fazi logiku</text:p>
              </text:list-item>
              <text:list-item>
                <text:p>fazifikacija</text:p>
              </text:list-item>
              <text:list-item>
                <text:p>ulazni podaci: </text:p>
                <text:list>
                  <text:list-item>
                    <text:p><text:s text:c="2"/>vreme : toplo, umereno, hladno</text:p>
                  </text:list-item>
                  <text:list-item>
                    <text:p>formalnost: formalno, umereno, neformalno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Fazi logika</text:p>
          </draw:text-box>
        </draw:frame>
        <draw:frame presentation:style-name="pr4" draw:layer="layout" svg:width="25.2cm" svg:height="9.134cm" svg:x="0.762cm" svg:y="5.852cm" presentation:class="outline" presentation:user-transformed="true">
          <draw:text-box>
            <text:list text:style-name="L3">
              <text:list-item>
                <text:p text:style-name="P3">primena pravila da bi dobili izlazne podatke</text:p>
              </text:list-item>
              <text:list-item>
                <text:p text:style-name="P3">-moguci izlazi: </text:p>
                <text:list>
                  <text:list-item>
                    <text:p>PSFashion - ukoliko je formalni dogadjaj</text:p>
                  </text:list-item>
                  <text:list-item>
                    <text:p>Springfild - ukoliko je hladno i neformalno</text:p>
                  </text:list-item>
                  <text:list-item>
                    <text:p>SportVision - ostali slucajevi</text:p>
                  </text:list-item>
                </text:list>
              </text:list-item>
              <text:list-item>
                <text:p>defazicifkacij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Rezultati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header>
                <text:p/>
              </text:list-header>
              <text:list-item>
                <text:p>tacnost kod dubokog ucenja 0.91 -&gt; dobar model</text:p>
              </text:list-item>
              <text:list-item>
                <text:p>random izabrane slike iz modela</text:p>
              </text:list-item>
              <text:list-item>
                <text:p>rezultat hibridnog sistema: </text:p>
                <text:list>
                  <text:list-item>
                    <text:p>ulaz: nasumicni komad odece</text:p>
                  </text:list-item>
                  <text:list-item>
                    <text:p>izlaz: prodavnica u kojoj mozete kupiti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4" draw:text-style-name="P4" draw:layer="layout" svg:width="8.69cm" svg:height="2.54cm" svg:x="8.636cm" svg:y="7.366cm" presentation:class="outline" presentation:user-transformed="true">
          <draw:text-box>
            <text:list text:style-name="L3">
              <text:list-header>
                <text:p text:style-name="P4"><text:span text:style-name="T4">Hvala na pažnji!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6-28T12:33:55.598425525</meta:creation-date>
    <meta:editing-duration>PT15M32S</meta:editing-duration>
    <meta:editing-cycles>3</meta:editing-cycles>
    <meta:generator>LibreOffice/6.0.7.3$Linux_X86_64 LibreOffice_project/00m0$Build-3</meta:generator>
    <dc:title>Bright Blue</dc:title>
    <dc:date>2023-06-28T12:49:27.489845314</dc:date>
    <meta:document-statistic meta:object-count="57"/>
  </office:meta>
</office:document-meta>
</file>